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Standard">
      <style:text-properties style:font-name="Century Gothic" fo:language="en" fo:country="US"/>
    </style:style>
    <style:style style:name="P3" style:family="paragraph" style:parent-style-name="Standard">
      <style:text-properties style:font-name="Century Gothic" fo:language="en" fo:country="US" fo:font-weight="bold" style:font-weight-asian="bold"/>
    </style:style>
    <style:style style:name="P4" style:family="paragraph" style:parent-style-name="Standard" style:list-style-name="WW8Num12">
      <style:text-properties style:font-name="Century Gothic" fo:language="en" fo:country="US"/>
    </style:style>
    <style:style style:name="P5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T1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Operator<text:line-break/><text:tab/>- Control Flow (if-else, for/while)</text:p>
      <text:p text:style-name="P2"/>
      <text:p text:style-name="P2"/>
      <text:p text:style-name="P3">Objective :</text:p>
      <text:list xml:id="list665950729" text:style-name="WW8Num12">
        <text:list-item>
          <text:p text:style-name="P4">Memahami Operator</text:p>
        </text:list-item>
        <text:list-item>
          <text:p text:style-name="P4">Memahami Control Flow (if-else, for/while)</text:p>
        </text:list-item>
        <text:list-item>
          <text:p text:style-name="P4">Memakai percabangan yang tepat</text:p>
        </text:list-item>
        <text:list-item>
          <text:p text:style-name="P4">Memakai perulangan yang tepat</text:p>
        </text:list-item>
      </text:list>
      <text:p text:style-name="P2"/>
      <text:p text:style-name="P2"/>
      <text:p text:style-name="P3">Preface :</text:p>
      <text:p text:style-name="P3"/>
      <text:list xml:id="list2055778361" text:continue-numbering="true" text:style-name="WW8Num12">
        <text:list-item>
          <text:list>
            <text:list-item>
              <text:p text:style-name="P5">Apa fungsi perulangan while ?, dan tuliskan contoh sintaks perulangan while !</text:p>
            </text:list-item>
            <text:list-item>
              <text:p text:style-name="P5">Apa fungsi <text:span text:style-name="T1">Operator Equality</text:span> ?, dan sebutkan beberapa jenis operator equality !</text:p>
            </text:list-item>
            <text:list-item>
              <text:p text:style-name="P5">Apa fungsi Operator Komparasi ?</text:p>
            </text:list-item>
            <text:list-item>
              <text:p text:style-name="P5">Apa fungsi perulangan do-while ?, dan berikan contoh sintaks perulangan do-while !</text:p>
            </text:list-item>
            <text:list-item>
              <text:p text:style-name="P5">Berikan <text:span text:style-name="T1">contoh sederhana pemakaian operator komparasi</text:span> 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3T09:13:43</meta:creation-date>
    <dc:date>2011-09-23T09:43:50</dc:date>
    <dc:creator>izwan </dc:creator>
    <meta:editing-duration>PT00H30M07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85" meta:character-count="534"/>
  </office:meta>
</office:document-meta>
</file>